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1.528cm" fo:min-width="2.929cm"/>
    </style:style>
    <style:style style:name="gr2" style:family="graphic" style:parent-style-name="standard">
      <style:graphic-properties svg:stroke-width="0.106cm" svg:stroke-color="#0000ff" draw:marker-start-width="0.358cm" draw:marker-end-width="0.358cm" draw:fill="none" draw:textarea-horizontal-align="justify" draw:textarea-vertical-align="middle" draw:auto-grow-height="false" fo:min-height="1.909cm" fo:min-width="3.945cm" fo:padding-top="0.177cm" fo:padding-bottom="0.177cm" fo:padding-left="0.302cm" fo:padding-right="0.302cm"/>
    </style:style>
    <style:style style:name="gr3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1.782cm" fo:min-width="6.358cm"/>
    </style:style>
    <style:style style:name="gr4" style:family="graphic" style:parent-style-name="standard">
      <style:graphic-properties draw:stroke="dash" draw:stroke-dash="_32__20_Dots_20_1_20_Dash" draw:fill="none" draw:textarea-horizontal-align="justify" draw:textarea-vertical-align="middle" draw:auto-grow-height="false" fo:min-height="6.989cm" fo:min-width="8.009cm"/>
    </style:style>
    <style:style style:name="gr5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909cm" fo:min-width="3.945cm" fo:padding-top="0.178cm" fo:padding-bottom="0.178cm" fo:padding-left="0.303cm" fo:padding-right="0.303cm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 fo:min-height="1.457cm" fo:min-width="3.363cm"/>
    </style:style>
    <style:style style:name="gr7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1.782cm" fo:min-width="4.58cm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 fo:min-height="2.163cm" fo:min-width="5.72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Line_20_Style_20_9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1.274cm" fo:min-width="14.99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ccffff"/>
      <style:paragraph-properties fo:text-align="center"/>
    </style:style>
    <style:style style:name="P5" style:family="paragraph">
      <style:paragraph-properties fo:text-align="center"/>
      <style:text-properties fo:color="#999999"/>
    </style:style>
    <style:style style:name="P6" style:family="paragraph">
      <loext:graphic-properties draw:fill="none"/>
      <style:paragraph-properties fo:text-align="center"/>
      <style:text-properties fo:color="#999999"/>
    </style:style>
    <style:style style:name="T1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429cm" svg:height="1.778cm" svg:x="20.812cm" svg:y="12.303cm">
          <text:p text:style-name="P1">Target SSH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4.445cm" svg:height="2.159cm" svg:x="20.177cm" svg:y="8.62cm">
          <text:p text:style-name="P1">ssh-httptunnel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858cm" svg:height="2.032cm" svg:x="2.143cm" svg:y="12.049cm">
          <text:p text:style-name="P1">Local SSH / SCP /</text:p>
          <text:p text:style-name="P1">SFTP clien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509cm" svg:height="7.239cm" svg:x="1.635cm" svg:y="7.477cm">
          <text:p text:style-name="P1">Client Server <text:s text:c="12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4.445cm" svg:height="2.159cm" svg:x="4.683cm" svg:y="8.62cm">
          <text:p text:style-name="P1">ssh-httptunnel</text:p>
          <text:p text:style-name="P1">client process</text:p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5.461cm" svg:height="2.413cm" svg:x="11.795cm" svg:y="3.413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5.08cm" svg:height="2.032cm" svg:x="4.81cm" svg:y="4.175cm">
          <text:p text:style-name="P5"><text:span text:style-name="T1">Local HTTP</text:span></text:p>
          <text:p text:style-name="P5"><text:span text:style-name="T1">Proxy (opt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6.223cm" svg:height="2.413cm" svg:x="19.161cm" svg:y="4.81cm">
          <text:p text:style-name="P1">Secure HTTP </text:p>
          <text:p text:style-name="P1">Reverse Proxy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5.572cm" svg:y1="12.049cm" svg:x2="6.905cm" svg:y2="10.779cm" draw:start-shape="id1" draw:start-glue-point="0" draw:end-shape="id2" svg:d="M5572 12049l1333-1270" svg:viewBox="0 0 1334 1271">
          <text:p/>
        </draw:connector>
        <draw:connector draw:style-name="gr10" draw:text-style-name="P3" draw:layer="layout" draw:type="line" svg:x1="6.905cm" svg:y1="8.62cm" svg:x2="7.35cm" svg:y2="6.207cm" draw:start-shape="id2" draw:start-glue-point="0" draw:end-shape="id3" svg:d="M6905 8620l445-2413" svg:viewBox="0 0 446 2414">
          <text:p/>
        </draw:connector>
        <draw:connector draw:style-name="gr9" draw:text-style-name="P3" draw:layer="layout" draw:type="line" svg:x1="6.905cm" svg:y1="8.62cm" svg:x2="12.594cm" svg:y2="5.473cm" draw:end-shape="id4" draw:end-glue-point="7" svg:d="M6905 8620l5689-3147" svg:viewBox="0 0 5690 3148">
          <text:p/>
        </draw:connector>
        <draw:connector draw:style-name="gr10" draw:text-style-name="P3" draw:layer="layout" draw:type="line" svg:x1="9.89cm" svg:y1="5.191cm" svg:x2="11.795cm" svg:y2="4.62cm" draw:start-shape="id3" draw:start-glue-point="1" draw:end-shape="id4" draw:end-glue-point="6" svg:d="M9890 5191l1905-571" svg:viewBox="0 0 1906 572">
          <text:p/>
        </draw:connector>
        <draw:connector draw:style-name="gr9" draw:text-style-name="P3" draw:layer="layout" draw:type="line" svg:x1="16.457cm" svg:y1="5.473cm" svg:x2="19.161cm" svg:y2="6.016cm" draw:start-shape="id4" draw:start-glue-point="9" draw:end-shape="id5" svg:d="M16457 5473l2704 543" svg:viewBox="0 0 2705 544">
          <text:p/>
        </draw:connector>
        <draw:connector draw:style-name="gr9" draw:text-style-name="P3" draw:layer="layout" draw:type="line" svg:x1="22.272cm" svg:y1="7.223cm" svg:x2="22.399cm" svg:y2="8.62cm" draw:start-shape="id5" draw:start-glue-point="2" draw:end-shape="id6" draw:end-glue-point="0" svg:d="M22272 7223l127 1397" svg:viewBox="0 0 128 1398">
          <text:p/>
        </draw:connector>
        <draw:connector draw:style-name="gr9" draw:text-style-name="P3" draw:layer="layout" draw:type="line" svg:x1="22.399cm" svg:y1="10.779cm" svg:x2="22.526cm" svg:y2="12.303cm" draw:start-shape="id6" draw:start-glue-point="2" draw:end-shape="id7" draw:end-glue-point="0" svg:d="M22399 10779l127 1524" svg:viewBox="0 0 128 1525">
          <text:p/>
        </draw:connector>
        <draw:custom-shape draw:style-name="gr11" draw:text-style-name="P3" draw:layer="layout" svg:width="15.494cm" svg:height="1.524cm" svg:x="6.588cm" svg:y="1.254cm">
          <text:p text:style-name="P1">ssh-httptunnel Architectu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09:34:11.373600218</meta:creation-date>
    <dc:date>2018-01-22T09:56:36.696563404</dc:date>
    <meta:editing-duration>PT55S</meta:editing-duration>
    <meta:editing-cycles>1</meta:editing-cycles>
    <meta:document-statistic meta:object-count="16"/>
    <meta:generator>LibreOffice/5.2.7.2$Linux_X86_64 LibreOffice_project/20m0$Build-2</meta:generator>
  </office:meta>
</office:document-meta>
</file>